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9" draw:name="Title 1" svg:x="1.66667in" svg:y="1.22743in" svg:width="10in" svg:height="2.61111in" presentation:class="title" presentation:placeholder="false">
          <draw:text-box>
            <text:p text:style-name="a778" text:class-names="" text:cond-style-name=""><text:span text:style-name="a777" text:class-names="">The quick</text:span></text:p>
          </draw:text-box>
          <svg:title/>
          <svg:desc/>
        </draw:frame>
      </draw:page>
      <draw:page draw:name="Slide2" draw:style-name="a780" draw:master-page-name="Master1-Layout1-title-Title-Slide" presentation:presentation-page-layout-name="Master1-PPL1" draw:id="Slide-257">
        <draw:frame draw:id="id70" presentation:style-name="a783" draw:name="Title 1" svg:x="1.66667in" svg:y="1.22743in" svg:width="10in" svg:height="2.61111in" presentation:class="title" presentation:placeholder="false">
          <draw:text-box>
            <text:p text:style-name="a782" text:class-names="" text:cond-style-name=""><text:span text:style-name="a781" text:class-names="">brown fox jumped</text:span></text:p>
          </draw:text-box>
          <svg:title/>
          <svg:desc/>
        </draw:frame>
      </draw:page>
      <draw:page draw:name="Slide3" draw:style-name="a784" draw:master-page-name="Master1-Layout1-title-Title-Slide" presentation:presentation-page-layout-name="Master1-PPL1" draw:id="Slide-258">
        <draw:frame draw:id="id71" presentation:style-name="a787" draw:name="Title 1" svg:x="1.66667in" svg:y="1.22743in" svg:width="10in" svg:height="2.61111in" presentation:class="title" presentation:placeholder="false">
          <draw:text-box>
            <text:p text:style-name="a786" text:class-names="" text:cond-style-name=""><text:span text:style-name="a785" text:class-names="">over the lazy dog</text:span></text:p>
          </draw:text-box>
          <svg:title/>
          <svg:desc/>
        </draw:frame>
        <presentation:notes draw:style-name="a796">
          <draw:page-thumbnail draw:page-number="3" svg:x="0.75in" svg:y="1.25in" svg:width="6in" svg:height="3.375in" presentation:class="page" draw:id="id72" presentation:style-name="a788" draw:name="Slide Image Placeholder 1">
            <svg:title/>
            <svg:desc/>
          </draw:page-thumbnail>
          <draw:frame draw:id="id73" presentation:style-name="a791" draw:name="Notes Placeholder 2" svg:x="0.75in" svg:y="4.8125in" svg:width="6in" svg:height="3.9375in" presentation:class="notes" presentation:placeholder="false">
            <draw:text-box>
              <text:p text:style-name="a790" text:class-names="" text:cond-style-name=""><text:span text:style-name="a789" text:class-names="">The end</text:span></text:p>
            </draw:text-box>
            <svg:title/>
            <svg:desc/>
          </draw:frame>
          <draw:frame draw:id="id74" draw:style-name="a795" draw:name="Slide Number Placeholder 3" svg:x="4.24826in" svg:y="9.49826in" svg:width="3.25in" svg:height="0.50174in">
            <draw:text-box>
              <text:p text:style-name="a794" text:class-names="" text:cond-style-name=""><text:span text:style-name="a792" text:class-names=""><text:page-number style:num-format="1" text:fixed="false">3</text:page-number></text:span><text:span text:style-name="a79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/01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0/01/2022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0/01/2022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0/01/2022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0/01/2022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0/01/2022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0/01/2022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0/01/2022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0/01/2022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0/01/2022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0/01/2022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0/01/2022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0/01/2022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0/01/2022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0/01/2022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0/01/2022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0/01/2022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0/01/2022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0/01/2022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0/01/2022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0/01/2022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0/01/2022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0/01/2022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0/01/2022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he quick</dc:title>
    <meta:initial-creator>Joseph Dennis</meta:initial-creator>
    <dc:creator>Joseph Dennis</dc:creator>
    <meta:creation-date>2022-01-20T15:32:09Z</meta:creation-date>
    <dc:date>2022-01-21T16:50:06Z</dc:date>
    <meta:editing-cycles>2</meta:editing-cycles>
    <meta:editing-duration>PT314S</meta:editing-duration>
    <meta:document-statistic meta:paragraph-count="5" meta:word-count="12"/>
  </office:meta>
</office:document-meta>
</file>